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5cm" fo:min-width="6.5cm"/>
    </style:style>
    <style:style style:name="gr7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8.35cm" fo:min-width="22.7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3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4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5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4cm" svg:y="5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4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1.5cm" svg:height="1.5cm" svg:x="21.25cm" svg:y="5.2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5cm" svg:height="1.5cm" svg:x="10.25cm" svg:y="5.2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75cm" svg:y1="6cm" svg:x2="14cm" svg:y2="6cm" draw:start-shape="id1" draw:start-glue-point="1" draw:end-shape="id2" draw:end-glue-point="3" svg:d="M11750 6000h2250" svg:viewBox="0 0 2251 1">
          <text:p/>
        </draw:connector>
        <draw:frame draw:style-name="gr2" draw:text-style-name="P2" draw:layer="layout" svg:width="1.044cm" svg:height="0.595cm" svg:x="12.485cm" svg:y="5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19.385cm" svg:y="5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17cm" svg:height="0.595cm" svg:x="9.185cm" svg:y="1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xml:id="id4" draw:id="id4" draw:layer="layout" svg:x1="22.75cm" svg:y1="6cm" svg:x2="26cm" svg:y2="5.998cm" draw:start-shape="id3" draw:start-glue-point="1" svg:d="M22750 6000h1876v-2h1374" svg:viewBox="0 0 3251 3">
          <text:p/>
        </draw:connector>
        <draw:connector draw:style-name="gr4" draw:text-style-name="P3" draw:layer="layout" svg:x1="19cm" svg:y1="6cm" svg:x2="21.25cm" svg:y2="6cm" draw:start-shape="id2" draw:start-glue-point="1" draw:end-shape="id3" draw:end-glue-point="3" svg:d="M19000 6000h2250" svg:viewBox="0 0 2251 1">
          <text:p/>
        </draw:connector>
        <draw:frame draw:style-name="gr2" draw:text-style-name="P2" draw:layer="layout" svg:width="1.187cm" svg:height="0.595cm" svg:x="23.485cm" svg:y="5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33cm" svg:height="0.595cm" svg:x="8.2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7" draw:id="id7">
          <draw:glue-point draw:id="4" svg:x="5cm" svg:y="2.5cm"/>
          <draw:glue-point draw:id="5" svg:x="5cm" svg:y="-2.5cm"/>
          <draw:line draw:style-name="gr5" draw:text-style-name="P3" draw:layer="layout" svg:x1="7.05cm" svg:y1="12.6cm" svg:x2="7.05cm" svg:y2="12.7cm">
            <text:p/>
          </draw:line>
          <draw:line draw:style-name="gr5" draw:text-style-name="P3" draw:layer="layout" svg:x1="7.05cm" svg:y1="12.3cm" svg:x2="7.05cm" svg:y2="12.4cm">
            <text:p/>
          </draw:line>
          <draw:line draw:style-name="gr5" draw:text-style-name="P3" draw:layer="layout" svg:x1="7.05cm" svg:y1="12.7cm" svg:x2="6.75cm" svg:y2="12.5cm">
            <text:p/>
          </draw:line>
          <draw:line draw:style-name="gr5" draw:text-style-name="P3" draw:layer="layout" svg:x1="7.05cm" svg:y1="12.3cm" svg:x2="6.75cm" svg:y2="12.5cm">
            <text:p/>
          </draw:line>
        </draw:g>
        <draw:custom-shape draw:style-name="gr6" draw:text-style-name="P1" xml:id="id5" draw:id="id5" draw:layer="layout" svg:width="7cm" svg:height="2cm" svg:x="13cm" svg:y="11cm">
          <draw:glue-point draw:id="4" svg:x="5cm" svg:y="-3cm"/>
          <draw:glue-point draw:id="5" svg:x="-5cm" svg:y="-2.5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128cm" svg:height="1.392cm" svg:x="11.728cm" svg:y="11.3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3" draw:layer="layout" svg:x1="24.626cm" svg:y1="5.999cm" svg:x2="20cm" svg:y2="12cm" draw:start-shape="id4" draw:start-glue-point="0" draw:end-shape="id5" draw:end-glue-point="1" svg:d="M24626 5999v6001h-4626" svg:viewBox="0 0 4627 6002">
          <text:p/>
        </draw:connector>
        <draw:custom-shape draw:style-name="gr3" draw:text-style-name="P1" xml:id="id8" draw:id="id8" draw:layer="layout" svg:width="1.5cm" svg:height="1.5cm" svg:x="7.25cm" svg:y="8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1.5cm" svg:x="5.25cm" svg:y="11.75cm">
          <text:p text:style-name="P2"><text:span text:style-name="T2">-</text:span><text:span text:style-name="T3">ℓ</text:span><text:span text:style-name="T4">T</text:span><text:span text:style-name="T5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cm" svg:height="0.542cm" svg:x="1.485cm" svg:y="12.2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869cm" svg:height="0.614cm" svg:x="7.628cm" svg:y="8.7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4" draw:text-style-name="P3" xml:id="id9" draw:id="id9" draw:layer="layout" draw:line-skew="-1.749cm" svg:x1="5.25cm" svg:y1="12.5cm" svg:x2="10.25cm" svg:y2="6cm" draw:start-shape="id6" draw:start-glue-point="3" draw:end-shape="id1" draw:end-glue-point="3" svg:d="M5250 12500h-2250v-6500h7250" svg:viewBox="0 0 7251 6501">
          <text:p/>
        </draw:connector>
        <draw:connector draw:style-name="gr5" draw:text-style-name="P3" draw:layer="layout" draw:type="line" svg:x1="7.05cm" svg:y1="12.4cm" svg:x2="13cm" svg:y2="12.398cm" draw:start-shape="id7" draw:start-glue-point="5" svg:d="M7050 12400l5950-2" svg:viewBox="0 0 5951 3">
          <text:p/>
        </draw:connector>
        <draw:connector draw:style-name="gr5" draw:text-style-name="P3" draw:layer="layout" draw:type="line" svg:x1="7.05cm" svg:y1="12.6cm" svg:x2="13cm" svg:y2="12.598cm" draw:start-shape="id7" draw:start-glue-point="4" svg:d="M7050 12600l5950-2" svg:viewBox="0 0 5951 3">
          <text:p/>
        </draw:connector>
        <draw:custom-shape draw:style-name="gr7" draw:text-style-name="P3" draw:layer="layout" svg:width="23.2cm" svg:height="8.6cm" svg:x="2.9cm" svg:y="4.8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cm" svg:y1="9.75cm" svg:x2="13cm" svg:y2="11.5cm" draw:start-shape="id8" draw:start-glue-point="2" draw:end-shape="id5" draw:end-glue-point="5" svg:d="M8000 9750v1750h5000" svg:viewBox="0 0 5001 1751">
          <text:p/>
        </draw:connector>
        <draw:connector draw:style-name="gr4" draw:text-style-name="P3" draw:layer="layout" draw:line-skew="0.501cm 0.6cm" svg:x1="3cm" svg:y1="9.25cm" svg:x2="8cm" svg:y2="8.25cm" draw:start-shape="id9" draw:start-glue-point="0" draw:end-shape="id8" draw:end-glue-point="0" svg:d="M3000 9250v-3250h5000v2250" svg:viewBox="0 0 5001 3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20T07:39:07.927900123</dc:date>
    <meta:editing-duration>PT1H58M25S</meta:editing-duration>
    <meta:editing-cycles>40</meta:editing-cycles>
    <meta:generator>LibreOffice/6.1.5.2$Linux_X86_64 LibreOffice_project/1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o fence="true" stretchy="false">(</mo>
        <mrow>
          <mi>k</mi>
        </mrow>
        <mo fence="true" stretchy="false">)</mo>
      </mrow>
    </mrow>
    <annotation encoding="StarMath 5.0">hat bold x( k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^</mo>
            </mover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row>
                      <mstyle mathvariant="bold">
                        <mi>I</mi>
                      </mstyle>
                      <mo stretchy="false">−</mo>
                      <mstyle mathvariant="bold">
                        <mi>K</mi>
                      </mstyle>
                    </mrow>
                    <mstyle mathvariant="bold">
                      <msup>
                        <mi>c</mi>
                        <mi>T</mi>
                      </msup>
                    </mstyle>
                  </mrow>
                </mrow>
                <mo fence="true" stretchy="true">)</mo>
              </mrow>
            </mrow>
            <mover accent="true">
              <mstyle mathvariant="bold">
                <mi>x</mi>
              </mstyle>
              <mo stretchy="false">^</mo>
            </mover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pace width="20em"/>
              <mo stretchy="false">+</mo>
              <mrow>
                <mo fence="true" stretchy="true">(</mo>
                <mrow>
                  <mrow>
                    <mrow>
                      <mstyle mathvariant="bold">
                        <mi>I</mi>
                      </mstyle>
                      <mo stretchy="false">−</mo>
                      <mstyle mathvariant="bold">
                        <mi>K</mi>
                      </mstyle>
                    </mrow>
                    <mstyle mathvariant="bold">
                      <msup>
                        <mi>c</mi>
                        <mi>T</mi>
                      </msup>
                    </mstyle>
                  </mrow>
                </mrow>
                <mo fence="true" stretchy="true">)</mo>
              </mrow>
            </mrow>
            <mstyle mathvariant="bold">
              <mi>g</mi>
            </mstyle>
            <mi>u</mi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i>K</mi>
              </mstyle>
            </mrow>
            <mi>y</mi>
            <mrow>
              <mo fence="true" stretchy="false">(</mo>
              <mrow>
                <mi>k</mi>
              </mrow>
              <mo fence="true" stretchy="false">)</mo>
            </mrow>
          </mrow>
        </mtd>
      </mtr>
    </mtable>
    <annotation encoding="StarMath 5.0">hat bold x ( k ) = left( bold I - bold K bold c^T right) hat bold x ( k - 1 )  newline 
     ~~~~~~~~~~ + left( bold I - bold K bold c^T right) bold g u( k - 1 ) + bold K y(k)</annotation>
  </semantics>
</math>
</file>

<file path=Object 8/content.xml><?xml version="1.0" encoding="utf-8"?>
<math xmlns="http://www.w3.org/1998/Math/MathML" display="block">
  <semantics>
    <mstyle mathvariant="bold">
      <msup>
        <mi>q</mi>
        <mrow>
          <mo stretchy="false">−</mo>
          <mn>1</mn>
        </mrow>
      </msup>
    </mstyle>
    <annotation encoding="StarMath 5.0">bold q^{ -1 }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